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2851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language="ru" fo:country="RU" officeooo:rsid="0025f185" officeooo:paragraph-rsid="0025f185"/>
    </style:style>
    <style:style style:name="P10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11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13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14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15" style:family="paragraph" style:parent-style-name="Standard">
      <style:text-properties officeooo:rsid="0029ed6a" officeooo:paragraph-rsid="0029ed6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officeooo:rsid="00244f31"/>
    </style:style>
    <style:style style:name="T8" style:family="text">
      <style:text-properties officeooo:rsid="0029ed6a"/>
    </style:style>
    <style:style style:name="T9" style:family="text">
      <style:text-properties officeooo:rsid="002a8c42"/>
    </style:style>
    <style:style style:name="T10" style:family="text">
      <style:text-properties officeooo:rsid="002b703e"/>
    </style:style>
    <style:style style:name="T11" style:family="text">
      <style:text-properties officeooo:rsid="002f1317"/>
    </style:style>
    <style:style style:name="T12" style:family="text">
      <style:text-properties fo:color="#000000" loext:opacity="100%" style:font-name="Cascadia Mono" fo:font-size="9.5pt" style:font-size-asian="9.5pt"/>
    </style:style>
    <style:style style:name="T13" style:family="text">
      <style:text-properties fo:color="#000000" loext:opacity="100%" style:font-name="Cascadia Mono" fo:font-size="9.5pt" officeooo:rsid="00314d7d" style:font-size-asian="9.5pt"/>
    </style:style>
    <style:style style:name="T14" style:family="text">
      <style:text-properties fo:color="#000000" loext:opacity="100%" style:font-name="Cascadia Mono" fo:font-size="9.5pt" officeooo:rsid="0032e43f" style:font-size-asian="9.5pt"/>
    </style:style>
    <style:style style:name="T15" style:family="text">
      <style:text-properties fo:color="#0000ff" loext:opacity="100%" style:font-name="Cascadia Mono" fo:font-size="9.5pt" style:font-size-asian="9.5pt"/>
    </style:style>
    <style:style style:name="T16" style:family="text">
      <style:text-properties officeooo:rsid="0034f7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# 14 Triggers and Detectors on Punching</text:h>
      <text:p text:style-name="Standard"/>
      <text:p text:style-name="Standard"><text:span text:style-name="T5">TriggerDetector.</text:span><text:span text:style-name="T3">cs</text:span></text:p>
      <text:p text:style-name="Standard"/>
      <text:p text:style-name="Standard">В CharacterControl мы проверяем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5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15">Спавнится в <text:span text:style-name="T1">poolmanager </text:span><text:span text:style-name="T6">т.к является </text:span><text:span text:style-name="T1">PullObject’</text:span><text:span text:style-name="T6">ом</text:span></text:p>
      <text:p text:style-name="Standard"/>
      <text:p text:style-name="Standard"/>
      <text:p text:style-name="P8">AttackManager (singleton) - </text:p>
      <text:p text:style-name="Standard">Имеет все список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8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5">Death Animator</text:span> – <text:span text:style-name="T6">выбирается рандомно в </text:span>attack.<text:span text:style-name="T7">cs</text:span></text:p>
      <text:p text:style-name="P9">В <text:span text:style-name="T1">Damage Detector – </text:span>применяем аниматор смерти.</text:p>
      <text:p text:style-name="P9"/>
      <text:h text:style-name="Heading_20_1" text:outline-level="1">#17 Pooling System for AttackInfo</text:h>
      <text:p text:style-name="P3">Pull Object Loader</text:p>
      <text:p text:style-name="P7">Instantiate object</text:p>
      <text:p text:style-name="P7"/>
      <text:p text:style-name="P3">PullObject Script</text:p>
      <text:p text:style-name="P5"/>
      <text:p text:style-name="P5"/>
      <text:p text:style-name="P4">Pull Manager Script <text:span text:style-name="T8">(singleton)</text:span></text:p>
      <text:p text:style-name="P10">Содержит словарь листов <text:span text:style-name="T1">pullobject’</text:span>ов. <text:span text:style-name="T10">Может пополнять список при необходимости.</text:span></text:p>
      <text:p text:style-name="P10"><text:span text:style-name="T9">Содержит</text:span> метод <text:span text:style-name="T1">Instantiate </text:span>из <text:span text:style-name="T1">Pull object loader. </text:span><text:span text:style-name="T9">(Вызывается в </text:span><text:span text:style-name="T4">Attack)</text:span></text:p>
      <text:p text:style-name="P13">В листах <text:span text:style-name="T1">pullobject</text:span>ов хранятся свободные под пулл объекты, а не занятые. Потому </text:p>
      <text:p text:style-name="P13"><text:soft-page-break/><text:span text:style-name="T12"><text:s text:c="2"/></text:span><text:span text:style-name="T15">public</text:span><text:span text:style-name="T12"> GameObject GetObject (PoolObjectType objType) <text:s/>используется, когда, напр, патрону нужно выделить пул. </text:span></text:p>
      <text:p text:style-name="P13"><text:span text:style-name="T12">Когда патрон исчезнет, пул вернется в лис</text:span><text:span text:style-name="T13">т и задизейблится </text:span><text:span text:style-name="T14">( </text:span><text:span text:style-name="T15">public</text:span><text:span text:style-name="T12"> </text:span><text:span text:style-name="T15">void</text:span><text:span text:style-name="T12"> AddObject (PoolObject obj)</text:span><text:span text:style-name="T14">).</text:span></text:p>
      <text:p text:style-name="P10"><text:span text:style-name="T4"/></text:p>
      <text:p text:style-name="P6"/>
      <text:p text:style-name="P4">Failsafe?</text:p>
      <text:p text:style-name="P11">Если <text:span text:style-name="T1">Poolobjct </text:span>не зареган в <text:span text:style-name="T1">Pull Manager, </text:span>то он должен быть по умочанию отключен. </text:p>
      <text:p text:style-name="P14">Пример был, что если 2 персонажа бьют друг друга, то не идет аптдейт <text:span text:style-name="T16">после смерти и создается 2 пула?</text:span></text:p>
      <text:p text:style-name="P12">Создали через корутины, грубо говоря, время жизни для <text:span text:style-name="T1">pull object, </text:span>чтобы они дохли <text:span text:style-name="T11">через таймер</text:span>, даже если игрок не апдейтится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7T14:31:03.521000000</dc:date>
    <meta:editing-duration>PT22H34M25S</meta:editing-duration>
    <meta:editing-cycles>24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34" meta:word-count="258" meta:character-count="1884" meta:non-whitespace-character-count="1649"/>
  </office:meta>
</office:document-meta>
</file>